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loext="urn:org:documentfoundation:names:experimental:office:xmlns:loext:1.0" xmlns:text="urn:oasis:names:tc:opendocument:xmlns:text:1.0" xmlns:meta="urn:oasis:names:tc:opendocument:xmlns:meta:1.0" xmlns:fo="urn:oasis:names:tc:opendocument:xmlns:xsl-fo-compatible:1.0" office:version="1.2">
  <office:font-face-decls>
    <style:font-face style:name="Arial" style:font-pitch="variable"/>
  </office:font-face-decls>
  <office:automatic-styles>
    <style:style style:name="P1" style:family="paragraph" style:parent-style-name="Heading_20_1">
      <style:paragraph-properties fo:text-align="center"/>
    </style:style>
    <style:style style:name="P2" style:family="paragraph" style:parent-style-name="Text_20_body">
      <style:paragraph-properties fo:text-align="center"/>
    </style:style>
    <style:style style:name="P3" style:family="paragraph" style:parent-style-name="Heading_20_1">
      <style:paragraph-properties fo:text-align="center" fo:break-before="page"/>
    </style:style>
    <style:style style:name="P4" style:family="paragraph" style:parent-style-name="Heading_20_2">
      <style:paragraph-properties fo:break-before="page"/>
    </style:style>
    <style:style style:name="P5" style:family="paragraph" style:parent-style-name="Text_20_body">
      <style:paragraph-properties fo:text-align="right"/>
    </style:style>
    <style:style style:name="P6" style:family="paragraph" style:parent-style-name="Text_20_body">
      <style:paragraph-properties fo:margin-left="1.693cm" fo:margin-right="1.693cm"/>
    </style:style>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line-through-style="solid" style:text-line-through-type="single"/>
    </style:style>
  </office:automatic-styles>
  <office:body>
    <office:text>
      <text:h text:style-name="P1" text:outline-level="1">My Novel</text:h>
      <text:p text:style-name="P2">* * *</text:p>
      <text:p text:style-name="P2"><text:span text:style-name="T1">By Jane Doh</text:span></text:p>
      <text:p text:style-name="P2">This is the title page.<text:line-break/>It should be the first document of the project.</text:p>
      <text:h text:style-name="P3" text:outline-level="1">Part One</text:h>
      <text:p text:style-name="P2">* * *</text:p>
      <text:p text:style-name="P2">In the beginning …</text:p>
      <text:h text:style-name="P4" text:outline-level="2">So it Begins</text:h>
      <text:p text:style-name="Text_20_body">A chapter can also contain leading text before the first scene.</text:p>
      <text:p text:style-name="P2">* * *</text:p>
      <text:p text:style-name="Text_20_body">A scene is defined by a level three heading, like the one at the top of this page. The scene will be assigned to the chapter preceding it in the project tree.</text:p>
      <text:p text:style-name="Text_20_body">Each paragraph in the scene is separated by a blank line. The text supports minimal formatting, like <text:span text:style-name="T1">bold</text:span>, <text:span text:style-name="T2">italic</text:span> and <text:span text:style-name="T1"/><text:span text:style-name="T3">bold italic</text:span><text:span text:style-name="T1"/>. You can also <text:span text:style-name="T4">strike through</text:span> text. There is <text:span text:style-name="T1">some support for </text:span><text:span text:style-name="T3">nested</text:span><text:span text:style-name="T1"> emphasis</text:span>, but there are some known limitations. If the syntax highlighter doesn’t show it correctly, the export tool will not either.</text:p>
      <text:p text:style-name="Text_20_body">In addition, the editor supports automatic formatting of “quotes”, both double and ‘single’. Depending on the syntax highlighter, these can be in different colours. “You can of course use <text:span text:style-name="T1">bold</text:span> and <text:span text:style-name="T2">italic</text:span> text inside of quotes too.”</text:p>
      <text:p text:style-name="Text_20_body">If you have the need for it, you can also add text that can be automatically replaced by other text when you generate a preview or export the project. Now, let’s auto-replace this A with &lt;A&gt;, and this C with &lt;C&gt;. While &lt;E&gt; is just &lt;E&gt;. Press Ctrl+R to see what this looks like in the view pane.</text:p>
      <text:p text:style-name="Text_20_body">The editor also supports non breaking spaces, and the spell checker accepts long dashes—like this—as valid word separators. Regular dashes are also supported – and can be automatically inserted when typing two hyphens.</text:p>
      <text:p text:style-name="Text_20_body">Thin spaces and thin non-breaking spaces are also supported from the Insert menu, and can be used to separate numbers from their units, like: 25 kg.</text:p>
      <text:p text:style-name="Text_20_body">If you need to split a scene file up into further pieces, you can do so with the level four heading, like the one above this paragraph. This is referred to as a “section” in the documentation.</text:p>
      <text:p text:style-name="Text_20_body">Both scene and section titles can be left out of the final exported document. The formatting of titles can be selected from the Build Novel Project dialog. You can also have them replaced with scene separators like “* * *”.</text:p>
      <text:p text:style-name="Text_20_body">The text by default will have the left or justified alignment in the main text files in your project. You can also specify alignment for a specific paragraph by “pushing” it away from an edge with a set of ‘&gt;&gt;’ or ‘&lt;&lt;’ symbols, like so:</text:p>
      <text:p text:style-name="Text_20_body">This text is left-aligned.</text:p>
      <text:p text:style-name="P5">This text is right-aligned.</text:p>
      <text:p text:style-name="P2">This text is centred.</text:p>
      <text:p text:style-name="Text_20_body">You can indent a paragraph from both the left and right margin with ‘&gt;’ and ‘&lt;’ symbols.</text:p>
      <text:p text:style-name="P6">This paragraph is indented from both the left margin and the right margin. This is useful for when you want to quote a large chunk of text for instance.</text:p>
      <text:p text:style-name="P2">* * *</text:p>
      <text:p text:style-name="Text_20_body">Adding more scenes to a chapter is as easy as adding more scene files, with a level three heading, or just adding another level three heading in the same file if that works for the way you want to structure your files.</text:p>
      <text:p text:style-name="Text_20_body">In fact, if you wish, you can add all the scenes in the chapter file too. All novelWriter cares about is the level of the headings.</text:p>
      <text:p text:style-name="P2">* * *</text:p>
      <text:p text:style-name="Text_20_body">This is a second scene in the same file as the previous scene. You can always split the files up later.</text:p>
      <text:h text:style-name="P4" text:outline-level="2">Interlude</text:h>
      <text:p text:style-name="Text_20_body">I am the very model of a modern Major-General<text:line-break/>I've information vegetable, animal, and mineral<text:line-break/>I know the kings of England, and I quote the fights historical<text:line-break/>From Marathon to Waterloo, in order categorical</text:p>
      <text:p text:style-name="Text_20_body">I'm very well acquainted, too, with matters mathematical<text:line-break/>I understand equations, both the simple and quadratical<text:line-break/>About binomial theorem I'm teeming with a lot o’ news<text:line-break/>With many cheerful facts about the square of the hypotenuse</text:p>
      <text:p text:style-name="Text_20_body"><text:tab/>With many cheerful facts about the square of the hypotenuse<text:line-break/><text:tab/>With many cheerful facts about the square of the hypotenuse<text:line-break/><text:tab/>With many cheerful facts about the square of the hypotepotenuse</text:p>
      <text:h text:style-name="P4" text:outline-level="2">Where has John Gone?</text:h>
      <text:p text:style-name="Text_20_body">Jane has been looking all over for John. He’s nowhere to be found on Earth, so Jane goes to space.</text:p>
      <text:p text:style-name="Text_20_body">&lt;&lt;P</text:p>
      <text:p text:style-name="Text_20_body">ölk</text:p>
      <text:p text:style-name="P2">* * *</text:p>
      <text:p text:style-name="Text_20_body">Jane has been searching for a while, and she finally found John on Mars. He was indeed in space! What was he doing on Mars anyway? Well, it turns out, he was farming potatoes.</text:p>
    </office:text>
  </office:body>
</office:document-content>
</file>

<file path=styles.xml><?xml version="1.0" encoding="utf-8"?>
<office:document-styles xmlns:office="urn:oasis:names:tc:opendocument:xmlns:office:1.0" xmlns:style="urn:oasis:names:tc:opendocument:xmlns:style:1.0" xmlns:loext="urn:org:documentfoundation:names:experimental:office:xmlns:loext:1.0" xmlns:text="urn:oasis:names:tc:opendocument:xmlns:text:1.0" xmlns:meta="urn:oasis:names:tc:opendocument:xmlns:meta:1.0" xmlns:fo="urn:oasis:names:tc:opendocument:xmlns:xsl-fo-compatible:1.0" office:version="1.2">
  <office:font-face-decls>
    <style:font-face style:name="Arial" style:font-pitch="variable"/>
  </office:font-face-decls>
  <office:styles>
    <style:default-style style:family="paragraph">
      <style:paragraph-properties style:line-break="strict" style:tab-stop-distance="1.251cm" style:writing-mode="page"/>
      <style:text-properties style:font-name="Arial" fo:font-family="Arial" fo:font-size="12pt" fo:language="en" fo:country="GB"/>
    </style:default-style>
    <style:style style:name="Standard" style:family="paragraph" style:class="text">
      <style:text-properties style:font-name="Arial" fo:font-family="Arial" fo:font-size="12pt"/>
    </style:style>
    <style:style style:name="Heading" style:family="paragraph" style:parent-style-name="Standard" style:next-style-name="Text_20_body" style:class="text">
      <style:paragraph-properties fo:margin-top="0.247cm" fo:margin-bottom="0.212cm" fo:keep-with-next="always"/>
      <style:text-properties style:font-name="Arial" fo:font-family="Arial" fo:font-size="14pt"/>
    </style:style>
    <style:style style:name="Header_20_and_20_Footer" style:display-name="Header and Footer" style:family="paragraph" style:parent-style-name="Standard" style:class="extra"/>
    <style:style style:name="Text_20_body" style:family="paragraph" style:display-name="Text body" style:parent-style-name="Standard" style:class="text">
      <style:paragraph-properties fo:margin-top="0.000cm" fo:margin-bottom="0.247cm" fo:line-height="115%" fo:text-align="left"/>
      <style:text-properties style:font-name="Arial" fo:font-family="Arial" fo:font-size="12pt"/>
    </style:style>
    <style:style style:name="Text_20_Meta" style:family="paragraph" style:display-name="Text Meta" style:parent-style-name="Standard" style:class="text">
      <style:paragraph-properties fo:margin-top="0.000cm" fo:margin-bottom="0.247cm" fo:line-height="115%"/>
      <style:text-properties style:font-name="Arial" fo:font-family="Arial" fo:font-size="12pt" fo:color="#813709" loext:opacity="100%"/>
    </style:style>
    <style:style style:name="Title" style:family="paragraph" style:display-name="Title" style:parent-style-name="Heading" style:next-style-name="Text_20_body" style:class="chapter">
      <style:paragraph-properties fo:margin-top="0.423cm" fo:margin-bottom="0.212cm" fo:text-align="center"/>
      <style:text-properties style:font-name="Arial" fo:font-family="Arial" fo:font-size="30pt" fo:font-weight="bold"/>
    </style:style>
    <style:style style:name="Heading_20_1" style:family="paragraph" style:display-name="Heading 1" style:parent-style-name="Heading" style:next-style-name="Text_20_body" style:default-outline-level="1" style:class="text">
      <style:paragraph-properties fo:margin-top="0.423cm" fo:margin-bottom="0.212cm"/>
      <style:text-properties style:font-name="Arial" fo:font-family="Arial" fo:font-size="24pt" fo:font-weight="bold" fo:color="#2a6099" loext:opacity="100%"/>
    </style:style>
    <style:style style:name="Heading_20_2" style:family="paragraph" style:display-name="Heading 2" style:parent-style-name="Heading" style:next-style-name="Text_20_body" style:default-outline-level="2" style:class="text">
      <style:paragraph-properties fo:margin-top="0.353cm" fo:margin-bottom="0.212cm"/>
      <style:text-properties style:font-name="Arial" fo:font-family="Arial" fo:font-size="19pt" fo:font-weight="bold" fo:color="#2a6099" loext:opacity="100%"/>
    </style:style>
    <style:style style:name="Heading_20_3" style:family="paragraph" style:display-name="Heading 3" style:parent-style-name="Heading" style:next-style-name="Text_20_body" style:default-outline-level="3" style:class="text">
      <style:paragraph-properties fo:margin-top="0.247cm" fo:margin-bottom="0.212cm"/>
      <style:text-properties style:font-name="Arial" fo:font-family="Arial" fo:font-size="16pt" fo:font-weight="bold" fo:color="#444444" loext:opacity="100%"/>
    </style:style>
    <style:style style:name="Heading_20_4" style:family="paragraph" style:display-name="Heading 4" style:parent-style-name="Heading" style:next-style-name="Text_20_body" style:default-outline-level="4" style:class="text">
      <style:paragraph-properties fo:margin-top="0.247cm" fo:margin-bottom="0.212cm"/>
      <style:text-properties style:font-name="Arial" fo:font-family="Arial" fo:font-size="14pt" fo:font-weight="bold" fo:color="#444444" loext:opacity="100%"/>
    </style:style>
    <style:style style:name="Header" style:family="paragraph" style:display-name="Header" style:parent-style-name="Header_20_and_20_Footer">
      <style:paragraph-properties fo:text-align="right"/>
    </style:style>
  </office:styles>
  <office:automatic-styles>
    <style:page-layout style:name="PM1">
      <style:page-layout-properties fo:margin-top="2.000cm" fo:margin-bottom="2.000cm" fo:margin-left="2.000cm" fo:margin-right="2.000cm"/>
      <style:header-style>
        <style:header-footer-properties fo:min-height="0.600cm" fo:margin-left="0.000cm" fo:margin-right="0.000cm" fo:margin-bottom="0.500cm"/>
      </style:header-style>
    </style:page-layout>
  </office:automatic-styles>
  <office:master-styles>
    <style:master-page style:name="Standard" style:page-layout-name="PM1">
      <style:header>
        <text:p text:style-name="Header">Sample Project / Jane Smith and Jay Doh / <text:page-number text:select-page="current">2</text:page-number></text:p>
      </style:header>
      <style:header-first>
        <text:p text:style-name="Header"/>
      </style:header-first>
    </style:master-page>
  </office:master-styles>
</office:document-styles>
</file>

<file path=meta.xml><?xml version="1.0" encoding="utf-8"?>
<office:document-meta xmlns:office="urn:oasis:names:tc:opendocument:xmlns:office:1.0" xmlns:style="urn:oasis:names:tc:opendocument:xmlns:style:1.0" xmlns:loext="urn:org:documentfoundation:names:experimental:office:xmlns:loext:1.0" xmlns:text="urn:oasis:names:tc:opendocument:xmlns:text:1.0" xmlns:meta="urn:oasis:names:tc:opendocument:xmlns:meta:1.0" xmlns:fo="urn:oasis:names:tc:opendocument:xmlns:xsl-fo-compatible:1.0" office:version="1.2">
  <office:meta>
    <meta:creation-date>2022-01-08T22:23:18</meta:creation-date>
    <meta:generator>novelWriter/1.6-alpha0</meta:generator>
  </office:meta>
</office:document-meta>
</file>